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="solid" draw:fill-color="#000000" draw:fill-image-width="0cm" draw:fill-image-height="0cm" fo:min-height="21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style:font-name="Calibri1" fo:font-size="32pt" fo:font-weight="bold" style:letter-kerning="true" style:font-size-asian="32pt" style:font-weight-asian="bold" style:font-name-complex="Calibri1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style:font-name="Arial Black1" fo:font-size="58pt" fo:font-weight="bold" style:letter-kerning="true" style:font-size-asian="58pt" style:font-weight-asian="bold" style:font-name-complex="Calibri1" style:font-size-complex="58pt" style:font-weight-complex="bold"/>
    </style:style>
    <style:style style:name="T2" style:family="text">
      <style:text-properties fo:color="#ffffff" style:font-name="Arial Black1" fo:font-size="58pt" style:font-size-asian="58pt" style:font-size-complex="58pt"/>
    </style:style>
    <style:style style:name="T3" style:family="text">
      <style:text-properties fo:color="#ffffff" style:text-outline="false" style:text-line-through-style="none" style:font-name="Arial Black1" fo:font-size="58pt" fo:language="zxx" fo:country="none" fo:font-style="normal" fo:text-shadow="none" style:text-underline-style="none" fo:font-weight="bold" style:letter-kerning="true" style:font-name-asian="Andale Sans UI" style:font-size-asian="58pt" style:language-asian="zxx" style:country-asian="none" style:font-style-asian="normal" style:font-weight-asian="bold" style:font-name-complex="Calibri1" style:font-size-complex="58pt" style:language-complex="zxx" style:country-complex="none" style:font-style-complex="normal" style:font-weight-complex="bold" style:text-emphasize="none" style:font-relief="none"/>
    </style:style>
    <style:style style:name="T4" style:family="text">
      <style:text-properties style:font-name="Arial Black1" fo:font-size="58pt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Jezu, jedyny Pasterzu</text:span><text:span text:style-name="T1"><text:line-break/></text:span><text:span text:style-name="T1">Twojej owczarni,</text:span><text:span text:style-name="T1"><text:line-break/></text:span><text:span text:style-name="T1">Ty, który wezwałeś</text:span><text:span text:style-name="T1"><text:line-break/></text:span><text:span text:style-name="T1">nas wszystkich,</text:span><text:span text:style-name="T1"><text:line-break/></text:span><text:span text:style-name="T1">aby uczynić nas</text:span><text:span text:style-name="T1"><text:line-break/></text:span><text:span text:style-name="T1">rybakami ludzi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8cm" svg:height="21cm" svg:x="0cm" svg:y="0cm" presentation:class="title" presentation:user-transformed="true">
          <draw:text-box>
            <text:p><text:span text:style-name="T2">spraw, abyśmy stali się</text:span><text:span text:style-name="T2"><text:line-break/></text:span><text:span text:style-name="T2">odpowiedzialni za misję</text:span><text:span text:style-name="T2"><text:line-break/></text:span><text:span text:style-name="T2">nam powierzoną.</text:span><text:span text:style-name="T2"><text:line-break/></text:span><text:span text:style-name="T3">Otwórz nam horyzonty</text:span><text:span text:style-name="T3"><text:line-break/></text:span><text:span text:style-name="T3">całego świata, </text:span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3">Spraw,</text:span><text:span text:style-name="T3"><text:line-break/></text:span><text:span text:style-name="T3">byśmy potrafili usłyszeć </text:span><text:span text:style-name="T3"><text:line-break/></text:span><text:span text:style-name="T3">nieme błagania</text:span><text:span text:style-name="T3"><text:line-break/></text:span><text:span text:style-name="T3">wielu braci, </text:span><text:span text:style-name="T3"><text:line-break/></text:span><text:span text:style-name="T3">którzy w ciemnościach</text:span><text:span text:style-name="T3"><text:line-break/></text:span><text:span text:style-name="T3">Ciebie szukają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3">Prosząc</text:span><text:span text:style-name="T3"><text:line-break/></text:span><text:span text:style-name="T3">o światło prawdy</text:span><text:span text:style-name="T3"><text:line-break/></text:span><text:span text:style-name="T3">i gorącą miłość.</text:span><text:span text:style-name="T3"><text:line-break/></text:span><text:span text:style-name="T3">Poprzez Twoją drogocenną Krew, </text:span><text:span text:style-name="T3"><text:line-break/></text:span><text:span text:style-name="T3">wylaną za nas i dla zbawienia wszystkich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3">pozwól nam odpowiedzieć</text:span><text:span text:style-name="T3"><text:line-break/></text:span><text:span text:style-name="T3">na Twoje wezwanie</text:span><text:span text:style-name="T3"><text:line-break/></text:span><text:span text:style-name="T3">w taki sposób,</text:span><text:span text:style-name="T3"><text:line-break/></text:span><text:span text:style-name="T3">abyśmy mogli</text:span><text:span text:style-name="T3"><text:line-break/></text:span><text:span text:style-name="T3">Ci ofiarować cały świat zewangelizow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3">Błagamy Cię o to</text:span><text:span text:style-name="T3"><text:line-break/></text:span><text:span text:style-name="T3">za wstawiennictwem</text:span><text:span text:style-name="T3"><text:line-break/></text:span><text:span text:style-name="T3">Maryi, </text:span><text:span text:style-name="T3"><text:line-break/></text:span><text:span text:style-name="T3">Twojej i naszej Matki,</text:span><text:span text:style-name="T3"><text:line-break/></text:span><text:span text:style-name="T3">której zawierzamy</text:span><text:span text:style-name="T3"><text:line-break/></text:span><text:span text:style-name="T3">tę naszą modlitwę.</text:span><text:span text:style-name="T3"><text:line-break/></text:span><text:span text:style-name="T3">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0.4$Windows_x86 LibreOffice_project/89ea49ddacd9aa532507cbf852f2bb22b1ace28</meta:generator>
    <dc:date>2013-09-24T10:40:29.416000000</dc:date>
    <meta:document-statistic meta:object-count="39"/>
  </office:meta>
</office:document-meta>
</file>